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9999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ffff00" draw:textarea-horizontal-align="center" draw:textarea-vertical-align="middle"/>
    </style:style>
    <style:style style:name="gr5" style:family="graphic" style:parent-style-name="standard">
      <style:graphic-properties draw:fill="solid" draw:fill-color="#00dcff" draw:textarea-horizontal-align="center" draw:textarea-vertical-align="middle"/>
    </style:style>
    <style:style style:name="gr6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7" style:family="graphic" style:parent-style-name="standard">
      <style:graphic-properties svg:stroke-width="0.1cm" draw:marker-start="Arrow" draw:marker-start-width="0.35cm" draw:marker-end="Arrow" draw:marker-end-width="0.3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fill="solid" draw:fill-color="#e6e6ff" draw:textarea-horizontal-align="center" draw:textarea-vertical-align="middle"/>
    </style:style>
    <style:style style:name="gr9" style:family="graphic" style:parent-style-name="standard">
      <style:graphic-properties draw:textarea-horizontal-align="left" draw:textarea-vertical-align="top"/>
    </style:style>
    <style:style style:name="gr10" style:family="graphic" style:parent-style-name="standard">
      <style:graphic-properties draw:marker-start="Estremità_20_linea_20_1" draw:marker-end="Estremità_20_linea_20_1" draw:textarea-horizontal-align="center" draw:textarea-vertical-align="middle"/>
    </style:style>
    <style:style style:name="gr11" style:family="graphic" style:parent-style-name="standard">
      <style:graphic-properties draw:marker-start="Arrow" draw:marker-end="Arrow" draw:textarea-horizontal-align="center" draw:textarea-vertical-align="middle"/>
    </style:style>
    <style:style style:name="gr12" style:family="graphic" style:parent-style-name="standard">
      <style:graphic-properties draw:marker-start="" draw:marker-end="Arrow" draw:textarea-horizontal-align="center" draw:textarea-vertical-align="middle"/>
    </style:style>
    <style:style style:name="gr13" style:family="graphic" style:parent-style-name="standard">
      <style:graphic-properties draw:stroke="dash" draw:stroke-dash="Ultrafine_20_2_20_Dots_20_3_20_Dashes" draw:marker-start="Arrow" draw:textarea-horizontal-align="center" draw:textarea-vertical-align="middle"/>
    </style:style>
    <style:style style:name="gr14" style:family="graphic" style:parent-style-name="standard">
      <style:graphic-properties draw:fill="solid" draw:fill-color="#ff9966" draw:textarea-horizontal-align="center" draw:textarea-vertical-align="bottom"/>
    </style:style>
    <style:style style:name="gr1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fill="solid" draw:fill-color="#3deb3d" draw:textarea-horizontal-align="center" draw:textarea-vertical-align="middle"/>
    </style:style>
    <style:style style:name="gr17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8" style:family="graphic" style:parent-style-name="standard">
      <style:graphic-properties draw:marker-start="Estremità_20_linea_20_1" draw:marker-end="Estremità_20_linea_20_1" draw:marker-end-width="0.3cm" draw:textarea-horizontal-align="center" draw:textarea-vertical-align="middle"/>
    </style:style>
    <style:style style:name="gr19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0" style:family="graphic" style:parent-style-name="standard">
      <style:graphic-properties draw:marker-end="Estremità_20_linea_20_3" draw:marker-end-width="0.3cm" draw:textarea-horizontal-align="center" draw:textarea-vertical-align="middle"/>
    </style:style>
    <style:style style:name="gr21" style:family="graphic" style:parent-style-name="standard">
      <style:graphic-properties draw:fill="solid" draw:fill-color="#ffcc99" draw:textarea-horizontal-align="center" draw:textarea-vertical-align="middle"/>
    </style:style>
    <style:style style:name="gr22" style:family="graphic" style:parent-style-name="standard">
      <style:graphic-properties draw:fill="solid" draw:fill-color="#cccc00" draw:textarea-horizontal-align="center" draw:textarea-vertical-align="middle"/>
    </style:style>
    <style:style style:name="gr23" style:family="graphic" style:parent-style-name="standard">
      <style:graphic-properties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marker-start="Estremità_20_linea_20_4" draw:marker-end="Estremità_20_linea_20_4" draw:textarea-horizontal-align="center" draw:textarea-vertical-align="middle"/>
    </style:style>
    <style:style style:name="gr25" style:family="graphic" style:parent-style-name="standard">
      <style:graphic-properties draw:stroke="dash" draw:stroke-dash="Ultrafine_20_2_20_Dots_20_3_20_Dashes" draw:marker-end="Estremità_20_linea_20_4" draw:textarea-horizontal-align="center" draw:textarea-vertical-align="middle"/>
    </style:style>
    <style:style style:name="gr26" style:family="graphic" style:parent-style-name="standard">
      <style:graphic-properties draw:stroke="dash" draw:stroke-dash="Ultrafine_20_2_20_Dots_20_3_20_Dashes" draw:marker-start="" draw:marker-end="Arrow" draw:textarea-horizontal-align="center" draw:textarea-vertical-align="middle"/>
    </style:style>
    <style:style style:name="gr27" style:family="graphic" style:parent-style-name="standard">
      <style:graphic-properties svg:stroke-width="0cm" draw:marker-start="" draw:marker-start-width="0.2cm" draw:marker-end="Estremità_20_linea_20_1" draw:marker-end-width="0.2cm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6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7" style:family="paragraph"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12" draw:layer="layout" svg:width="1.5cm" svg:height="1.5cm" svg:x="17.5cm" svg:y="9cm">
          <text:p/>
          <draw:enhanced-geometry svg:viewBox="0 0 21600 21600" draw:type="rectangle" draw:enhanced-path="M 0 0 L 21600 0 21600 21600 0 21600 0 0 Z N"/>
        </draw:custom-shape>
        <draw:rect draw:style-name="gr2" draw:text-style-name="P2" draw:id="id1" draw:layer="layout" svg:width="10cm" svg:height="1.5cm" svg:x="3cm" svg:y="26.059cm">
          <text:p text:style-name="P2">Persistance</text:p>
        </draw:rect>
        <draw:rect draw:style-name="gr3" draw:text-style-name="P3" draw:id="id5" draw:layer="layout" svg:width="9.5cm" svg:height="2.5cm" svg:x="3cm" svg:y="23cm">
          <text:p text:style-name="P2"><text:span text:style-name="T1">CORE</text:span></text:p>
        </draw:rect>
        <draw:rect draw:style-name="gr4" draw:text-style-name="P2" draw:id="id3" draw:layer="layout" svg:width="9.5cm" svg:height="1cm" svg:x="3cm" svg:y="20.5cm">
          <text:p text:style-name="P2">Facade controllers</text:p>
        </draw:rect>
        <draw:rect draw:style-name="gr4" draw:text-style-name="P2" draw:id="id13" draw:layer="layout" svg:width="5.5cm" svg:height="1cm" svg:x="7.5cm" svg:y="15.5cm">
          <text:p text:style-name="P2">Handlers</text:p>
        </draw:rect>
        <draw:rect draw:style-name="gr5" draw:text-style-name="P2" draw:layer="layout" svg:width="1.5cm" svg:height="14cm" svg:x="14.5cm" svg:y="10cm">
          <text:p text:style-name="P2">M</text:p>
          <text:p text:style-name="P2">A</text:p>
          <text:p text:style-name="P2">P</text:p>
          <text:p text:style-name="P2">P</text:p>
          <text:p text:style-name="P2">E</text:p>
          <text:p text:style-name="P2">R</text:p>
          <text:p text:style-name="P2">S</text:p>
        </draw:rect>
        <draw:custom-shape draw:style-name="gr6" draw:text-style-name="P2" draw:id="id2" draw:layer="layout" svg:width="3cm" svg:height="2.7cm" svg:x="16cm" svg:y="25.459cm">
          <text:p text:style-name="P2">File</text:p>
          <text:p text:style-name="P2">System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1" draw:layer="layout" draw:type="line" svg:x1="13cm" svg:y1="26.809cm" svg:x2="16cm" svg:y2="26.808cm" draw:start-shape="id1" draw:start-glue-point="1" draw:end-shape="id2" draw:end-glue-point="6" svg:d="m13000 26809 3000-1">
          <text:p/>
        </draw:connector>
        <draw:rect draw:style-name="gr8" draw:text-style-name="P2" draw:layer="layout" svg:width="3.5cm" svg:height="2cm" svg:x="9.5cm" svg:y="17.5cm">
          <text:p text:style-name="P2">Undo/Redo</text:p>
          <text:p text:style-name="P2">Framework</text:p>
        </draw:rect>
        <draw:rect draw:style-name="gr9" draw:text-style-name="P4" draw:id="id4" draw:layer="layout" svg:width="9.5cm" svg:height="4cm" svg:x="3cm" svg:y="8.5cm">
          <text:p text:style-name="P2"><text:span text:style-name="T2">GUI</text:span></text:p>
        </draw:rect>
        <draw:line draw:style-name="gr10" draw:text-style-name="P1" draw:layer="layout" svg:x1="10.5cm" svg:y1="17.5cm" svg:x2="10.5cm" svg:y2="16.5cm">
          <text:p/>
        </draw:line>
        <draw:line draw:style-name="gr10" draw:text-style-name="P1" draw:layer="layout" svg:x1="10.5cm" svg:y1="19.5cm" svg:x2="10.5cm" svg:y2="20.5cm">
          <text:p/>
        </draw:line>
        <draw:connector draw:style-name="gr11" draw:text-style-name="P1" draw:layer="layout" draw:type="line" svg:x1="7.75cm" svg:y1="20.5cm" svg:x2="7.753cm" svg:y2="16.536cm" draw:start-shape="id3" draw:start-glue-point="0" svg:d="m7750 20500 3-3964">
          <text:p/>
        </draw:connector>
        <draw:connector draw:style-name="gr12" draw:text-style-name="P1" draw:layer="layout" draw:type="line" svg:x1="7.753cm" svg:y1="15.425cm" svg:x2="7.75cm" svg:y2="12.5cm" draw:end-shape="id4" draw:end-glue-point="2" svg:d="m7753 15425-3-2925">
          <text:p/>
        </draw:connector>
        <draw:connector draw:style-name="gr11" draw:text-style-name="P1" draw:layer="layout" draw:type="line" svg:x1="7.75cm" svg:y1="23cm" svg:x2="7.75cm" svg:y2="21.5cm" draw:start-shape="id5" draw:start-glue-point="0" draw:end-shape="id3" draw:end-glue-point="2" svg:d="m7750 23000v-1500">
          <text:p/>
        </draw:connector>
        <draw:line draw:style-name="gr13" draw:text-style-name="P1" draw:layer="layout" svg:x1="12.5cm" svg:y1="24cm" svg:x2="14.5cm" svg:y2="23cm">
          <text:p/>
        </draw:line>
        <draw:rect draw:style-name="gr14" draw:text-style-name="P2" draw:id="id17" draw:layer="layout" svg:width="5cm" svg:height="3cm" svg:x="8cm" svg:y="9cm">
          <text:p text:style-name="P2">Graph View</text:p>
        </draw:rect>
        <draw:connector draw:style-name="gr15" draw:text-style-name="P1" draw:layer="layout" draw:line-skew="-0.5cm" svg:x1="3cm" svg:y1="26.809cm" svg:x2="3cm" svg:y2="21cm" draw:start-shape="id1" draw:start-glue-point="3" draw:end-shape="id3" draw:end-glue-point="3" svg:d="m3000 26809h-1000v-5809h1000">
          <text:p/>
        </draw:connector>
        <draw:rect draw:style-name="gr16" draw:text-style-name="P2" draw:id="id6" draw:layer="layout" svg:width="3.277cm" svg:height="11.5cm" svg:x="15.723cm" svg:y="13cm">
          <text:p text:style-name="P2">P</text:p>
          <text:p text:style-name="P2">L</text:p>
          <text:p text:style-name="P2">U</text:p>
          <text:p text:style-name="P2">G</text:p>
          <text:p text:style-name="P2">I</text:p>
          <text:p text:style-name="P2">N</text:p>
          <text:p text:style-name="P2"/>
          <text:p text:style-name="P2">F</text:p>
          <text:p text:style-name="P2">R</text:p>
          <text:p text:style-name="P2">A</text:p>
          <text:p text:style-name="P2">M</text:p>
          <text:p text:style-name="P2">E</text:p>
          <text:p text:style-name="P2">W</text:p>
          <text:p text:style-name="P2">O</text:p>
          <text:p text:style-name="P2">R</text:p>
          <text:p text:style-name="P2">K</text:p>
        </draw:rect>
        <draw:custom-shape draw:style-name="gr1" draw:text-style-name="P1" draw:id="id10" draw:layer="layout" svg:width="1.5cm" svg:height="1.5cm" svg:x="17cm" svg:y="9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id="id7" draw:layer="layout" svg:width="1.5cm" svg:height="1.5cm" svg:x="16.611cm" svg:y="10cm">
          <text:p text:style-name="P2"><text:span text:style-name="T3">Proxy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" svg:x1="17.361cm" svg:y1="13cm" svg:x2="17.361cm" svg:y2="11.5cm" draw:start-shape="id6" draw:start-glue-point="0" draw:end-shape="id7" draw:end-glue-point="2" svg:d="m17361 13000v-1500">
          <text:p/>
        </draw:connector>
        <draw:custom-shape draw:style-name="gr19" draw:text-style-name="P6" draw:id="id9" draw:layer="layout" svg:width="2cm" svg:height="1cm" svg:x="15cm" svg:y="6cm">
          <text:p text:style-name="P2"><text:span text:style-name="T4">Plugi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6" draw:id="id8" draw:layer="layout" svg:width="2cm" svg:height="1cm" svg:x="13cm" svg:y="7cm">
          <text:p text:style-name="P2"><text:span text:style-name="T4">Plugi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6" draw:id="id11" draw:layer="layout" svg:width="2cm" svg:height="1cm" svg:x="17.5cm" svg:y="6.5cm">
          <text:p text:style-name="P2"><text:span text:style-name="T4">Plugi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0" draw:text-style-name="P1" draw:layer="layout" draw:type="curve" draw:line-skew="-0.626cm" svg:x1="13.999cm" svg:y1="8cm" svg:x2="17.361cm" svg:y2="10cm" draw:start-shape="id8" draw:start-glue-point="6" draw:end-shape="id7" draw:end-glue-point="0" svg:d="m13999 8000c0 562 3362-437 3362 2000">
          <text:p/>
        </draw:connector>
        <draw:connector draw:style-name="gr20" draw:text-style-name="P1" draw:layer="layout" draw:type="curve" draw:line-skew="-0.251cm" svg:x1="15.999cm" svg:y1="7cm" svg:x2="17.75cm" svg:y2="9.5cm" draw:start-shape="id9" draw:start-glue-point="6" draw:end-shape="id10" svg:d="m15999 7000c0 1500 1751 250 1751 2500">
          <text:p/>
        </draw:connector>
        <draw:connector draw:style-name="gr20" draw:text-style-name="P1" draw:layer="layout" draw:type="curve" draw:line-skew="-0.251cm" svg:x1="18.499cm" svg:y1="7.5cm" svg:x2="18.25cm" svg:y2="9cm" draw:start-shape="id11" draw:start-glue-point="6" draw:end-shape="id12" draw:end-glue-point="0" svg:d="m18499 7500c0 750-249 0-249 1500">
          <text:p/>
        </draw:connector>
        <draw:connector draw:style-name="gr10" draw:text-style-name="P1" draw:layer="layout" draw:type="line" svg:x1="12.5cm" svg:y1="21cm" svg:x2="14.463cm" svg:y2="19.503cm" draw:start-shape="id3" draw:start-glue-point="1" svg:d="m12500 21000 1963-1497">
          <text:p/>
        </draw:connector>
        <draw:connector draw:style-name="gr10" draw:text-style-name="P1" draw:layer="layout" draw:type="line" svg:x1="13cm" svg:y1="16cm" svg:x2="14.489cm" svg:y2="14.489cm" draw:start-shape="id13" draw:start-glue-point="1" svg:d="m13000 16000 1489-1511">
          <text:p/>
        </draw:connector>
        <draw:rect draw:style-name="gr21" draw:text-style-name="P2" draw:layer="layout" svg:width="3.5cm" svg:height="1.5cm" svg:x="3.5cm" svg:y="10.288cm">
          <text:p text:style-name="P2">Property</text:p>
          <text:p text:style-name="P2">Editor</text:p>
        </draw:rect>
        <draw:rect draw:style-name="gr22" draw:text-style-name="P2" draw:id="id14" draw:layer="layout" svg:width="2.5cm" svg:height="1.5cm" svg:x="3cm" svg:y="14cm">
          <text:p text:style-name="P2">Tree</text:p>
          <text:p text:style-name="P2">Mode</text:p>
        </draw:rect>
        <draw:rect draw:style-name="gr4" draw:text-style-name="P2" draw:id="id15" draw:layer="layout" svg:width="4.5cm" svg:height="1.5cm" svg:x="2cm" svg:y="17.5cm">
          <text:p text:style-name="P2">Property</text:p>
          <text:p text:style-name="P2">Controllers</text:p>
        </draw:rect>
        <draw:line draw:style-name="gr23" draw:text-style-name="P1" draw:layer="layout" svg:x1="4.496cm" svg:y1="14cm" svg:x2="4.5cm" svg:y2="11.788cm">
          <text:p/>
        </draw:line>
        <draw:connector draw:style-name="gr24" draw:text-style-name="P1" draw:layer="layout" draw:type="line" svg:x1="4.25cm" svg:y1="15.5cm" svg:x2="4.25cm" svg:y2="17.5cm" draw:start-shape="id14" draw:start-glue-point="2" draw:end-shape="id15" draw:end-glue-point="0" svg:d="m4250 15500v2000">
          <text:p/>
        </draw:connector>
        <draw:connector draw:style-name="gr25" draw:text-style-name="P1" draw:layer="layout" svg:x1="6.5cm" svg:y1="18.25cm" svg:x2="7.5cm" svg:y2="16cm" draw:start-shape="id15" draw:start-glue-point="1" draw:end-shape="id13" draw:end-glue-point="3" svg:d="m6500 18250h500v-2250h500">
          <text:p/>
        </draw:connector>
        <draw:rect draw:style-name="gr21" draw:text-style-name="P7" draw:layer="layout" svg:width="4.5cm" svg:height="1.5cm" svg:x="8.318cm" svg:y="9.238cm">
          <text:p text:style-name="P2"><text:span text:style-name="T5">Graphics Items</text:span></text:p>
        </draw:rect>
        <draw:line draw:style-name="gr26" draw:text-style-name="P1" draw:layer="layout" svg:x1="14.5cm" svg:y1="11cm" svg:x2="12.818cm" svg:y2="10.134cm">
          <text:p/>
        </draw:line>
        <draw:rect draw:style-name="gr22" draw:text-style-name="P2" draw:id="id16" draw:layer="layout" svg:width="3cm" svg:height="1.5cm" svg:x="9cm" svg:y="13cm">
          <text:p text:style-name="P2">Graph</text:p>
          <text:p text:style-name="P2">Scene</text:p>
        </draw:rect>
        <draw:connector draw:style-name="gr27" draw:text-style-name="P1" draw:layer="layout" draw:type="line" svg:x1="10.5cm" svg:y1="13cm" svg:x2="10.5cm" svg:y2="12cm" draw:start-shape="id16" draw:start-glue-point="0" draw:end-shape="id17" draw:end-glue-point="2" svg:d="m10500 13000v-1000">
          <text:p/>
        </draw:connector>
        <draw:connector draw:style-name="gr24" draw:text-style-name="P1" draw:layer="layout" draw:type="line" svg:x1="10.25cm" svg:y1="15.5cm" svg:x2="10.5cm" svg:y2="14.5cm" draw:start-shape="id13" draw:start-glue-point="0" draw:end-shape="id16" draw:end-glue-point="2" svg:d="m10250 15500 250-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Estremità_20_linea_20_1" draw:display-name="Estremità linea 1" svg:viewBox="0 0 1131 902" svg:d="m564 0-564 902h1131z"/>
    <draw:marker draw:name="Estremità_20_linea_20_3" draw:display-name="Estremità linea 3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Estremità_20_linea_20_4" draw:display-name="Estremità linea 4" svg:viewBox="0 0 1013 1130" svg:d="m1009 1050-449-1008-22-30-29-12-34 12-21 26-449 1012-5 13v8l5 21 12 21 17 13 21 4h903l21-4 21-13 9-21 4-21v-8z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Alessio Di Fazio</meta:initial-creator>
    <meta:creation-date>2008-05-08T17:56:29</meta:creation-date>
    <dc:creator>Alessio Di Fazio</dc:creator>
    <dc:date>2008-08-31T11:26:14</dc:date>
    <meta:editing-cycles>38</meta:editing-cycles>
    <meta:editing-duration>PT1H3M19S</meta:editing-duration>
    <meta:user-defined meta:name="Info 1"/>
    <meta:user-defined meta:name="Info 2"/>
    <meta:user-defined meta:name="Info 3"/>
    <meta:user-defined meta:name="Info 4"/>
    <meta:document-statistic meta:object-count="41"/>
  </office:meta>
</office:document-meta>
</file>